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enlo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  <style:text-properties officeooo:rsid="002024d9" officeooo:paragraph-rsid="002024d9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fo:color="#000080" style:font-name="Courier New" fo:font-size="8pt" fo:font-style="normal" fo:font-weight="bold" style:font-size-asian="8pt" style:font-style-asian="normal" style:font-weight-asian="bold" style:font-size-complex="8pt"/>
    </style:style>
    <style:style style:name="T5" style:family="text">
      <style:text-properties fo:color="#000000" style:font-name="Courier New" fo:font-size="8pt" fo:font-style="normal" fo:font-weight="normal" style:font-size-asian="8pt" style:font-style-asian="normal" style:font-weight-asian="normal" style:font-size-complex="8pt"/>
    </style:style>
    <style:style style:name="T6" style:family="text">
      <style:text-properties fo:color="#000000" style:font-name="Courier New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fo:color="#660e7a" style:font-name="Courier New" fo:font-size="8pt" fo:font-style="normal" fo:font-weight="bold" style:font-size-asian="8pt" style:font-style-asian="normal" style:font-weight-asian="bold" style:font-size-complex="8pt"/>
    </style:style>
    <style:style style:name="T8" style:family="text">
      <style:text-properties fo:color="#808000" style:font-name="Courier New" fo:font-size="8pt" fo:font-style="normal" fo:font-weight="normal" style:font-size-asian="8pt" style:font-style-asian="normal" style:font-weight-asian="normal" style:font-size-complex="8pt"/>
    </style:style>
    <style:style style:name="T9" style:family="text">
      <style:text-properties fo:color="#0000ff" style:font-name="Courier New" fo:font-size="8pt" fo:font-style="normal" fo:font-weight="normal" style:font-size-asian="8pt" style:font-style-asian="normal" style:font-weight-asian="normal" style:font-size-complex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variant="normal" fo:text-transform="none" fo:color="#333333" style:font-name="Source Code Pro" fo:font-size="10.5pt" fo:letter-spacing="normal" fo:font-style="normal" fo:font-weight="bold"/>
    </style:style>
    <style:style style:name="T12" style:family="text">
      <style:text-properties fo:font-variant="normal" fo:text-transform="none" fo:color="#333333" style:font-name="Source Code Pro" fo:font-size="10.5pt" fo:letter-spacing="normal" fo:font-style="normal" fo:font-weight="normal"/>
    </style:style>
    <style:style style:name="T13" style:family="text">
      <style:text-properties fo:font-variant="normal" fo:text-transform="none" fo:color="#333333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5212333" text:style-name="Outline">
        <text:list-item>
          <text:h text:style-name="P5" text:outline-level="1">Icono Redondo</text:h>
        </text:list-item>
        <text:list-item>
          <text:h text:style-name="P4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3"><text:line-break/><text:span text:style-name="T4">class </text:span><text:span text:style-name="T5">ContactItem </text:span><text:span text:style-name="T4">extends </text:span><text:span text:style-name="T5">StatelessWidget {</text:span><text:span text:style-name="T10"><text:line-break/></text:span><text:span text:style-name="T5"> </text:span><text:span text:style-name="T4">final </text:span><text:span text:style-name="T5">ContactModel </text:span><text:span text:style-name="T7">_contact</text:span><text:span text:style-name="T5">;</text:span><text:span text:style-name="T10"><text:line-break/></text:span><text:span text:style-name="T5"> ContactItem(</text:span><text:span text:style-name="T4">this</text:span><text:span text:style-name="T5">.</text:span><text:span text:style-name="T7">_contact</text:span><text:span text:style-name="T5">);</text:span><text:span text:style-name="T10"><text:line-break/></text:span><text:span text:style-name="T5"> </text:span><text:span text:style-name="T8">@override</text:span><text:span text:style-name="T10"><text:line-break/></text:span><text:span text:style-name="T8"> </text:span><text:span text:style-name="T5">Widget build(BuildContext context) {</text:span><text:span text:style-name="T10"><text:line-break/></text:span><text:span text:style-name="T5"> <text:s/></text:span><text:span text:style-name="T4">return new </text:span><text:span text:style-name="T5">ListTile(</text:span><text:span text:style-name="T10"><text:line-break/></text:span><text:span text:style-name="T5"> <text:s/>leading: </text:span><text:span text:style-name="T4">new </text:span><text:span text:style-name="T6">CircleAvatar</text:span><text:span text:style-name="T5">(child: </text:span><text:span text:style-name="T4">new </text:span><text:span text:style-name="T5">Text(</text:span><text:span text:style-name="T7">_contact</text:span><text:span text:style-name="T5">.</text:span><text:span text:style-name="T7">name</text:span><text:span text:style-name="T5">[</text:span><text:span text:style-name="T9">0</text:span><text:span text:style-name="T5">])), </text:span><text:span text:style-name="T10"><text:line-break/></text:span><text:span text:style-name="T5"> <text:s text:c="2"/>title: </text:span><text:span text:style-name="T4">new </text:span><text:span text:style-name="T5">Text(</text:span><text:span text:style-name="T7">_contact</text:span><text:span text:style-name="T5">.</text:span><text:span text:style-name="T7">name</text:span><text:span text:style-name="T5">),</text:span><text:span text:style-name="T10"><text:line-break/></text:span><text:span text:style-name="T5"> <text:s text:c="2"/>subtitle: </text:span><text:span text:style-name="T4">new </text:span><text:span text:style-name="T5">Text(</text:span><text:span text:style-name="T7">_contact</text:span><text:span text:style-name="T5">.</text:span><text:span text:style-name="T7">email</text:span><text:span text:style-name="T5">),</text:span><text:span text:style-name="T10"><text:line-break/></text:span><text:span text:style-name="T5"> );</text:span><text:span text:style-name="T10"><text:line-break/></text:span><text:span text:style-name="T5"> } <text:s/></text:span><text:span text:style-name="T10"><text:line-break/></text:span><text:span text:style-name="T5">}</text:span><text:span text:style-name="T10"><text:line-break/></text:span></text:p>
      <text:p text:style-name="P6"><text:span text:style-name="T11">new</text:span><text:span text:style-name="T13"> </text:span><text:span text:style-name="T12">CircleAvatar( backgroundImage: </text:span><text:span text:style-name="T11">new</text:span><text:span text:style-name="T13"> </text:span><text:span text:style-name="T12">NetworkImage(userAvatarUrl), 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Menlo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8-09-23T18:33:52.723000000</meta:creation-date>
    <meta:editing-duration>PT2H3M42S</meta:editing-duration>
    <meta:generator>LibreOffice/6.1.0.3$Windows_X86_64 LibreOffice_project/efb621ed25068d70781dc026f7e9c5187a4decd1</meta:generator>
    <dc:date>2018-09-30T16:13:22.620000000</dc:date>
    <meta:document-statistic meta:table-count="0" meta:image-count="0" meta:object-count="0" meta:page-count="2" meta:paragraph-count="11" meta:word-count="54" meta:character-count="528" meta:non-whitespace-character-count="4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